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6000000CDD994C7152F9285BD.png" manifest:media-type="image/png"/>
  <manifest:file-entry manifest:full-path="Pictures/1000000000000298000001D10B8148A5B809B1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size="13.5pt" style:font-size-asian="13.5pt" style:font-size-complex="13.5pt"/>
    </style:style>
    <style:style style:name="P4" style:family="paragraph" style:parent-style-name="Text_20_body">
      <style:paragraph-properties fo:margin-left="0.25in" fo:margin-right="0in" fo:margin-top="0in" fo:margin-bottom="0in" loext:contextual-spacing="false" style:line-height-at-least="0.1665in" fo:text-indent="0in" style:auto-text-indent="false"/>
    </style:style>
    <style:style style:name="P5" style:family="paragraph" style:parent-style-name="Text_20_body">
      <style:paragraph-properties fo:margin-left="0.25in" fo:margin-right="0in" fo:text-indent="0in" style:auto-text-indent="false"/>
    </style:style>
    <style:style style:name="P6" style:family="paragraph" style:parent-style-name="Heading_20_1" style:list-style-name="WWNum2"/>
    <style:style style:name="P7" style:family="paragraph" style:parent-style-name="Heading_20_1" style:list-style-name="WWNum2">
      <style:paragraph-properties fo:margin-top="0in" fo:margin-bottom="0in" loext:contextual-spacing="false"/>
    </style:style>
    <style:style style:name="P8" style:family="paragraph" style:parent-style-name="Heading_20_2" style:list-style-name="WWNum2">
      <style:paragraph-properties fo:margin-left="0.25in" fo:margin-right="0in" fo:margin-top="0in" fo:margin-bottom="0in" loext:contextual-spacing="false" style:line-height-at-least="0.1665in" fo:text-indent="0in" style:auto-text-indent="false"/>
    </style:style>
    <style:style style:name="P9" style:family="paragraph" style:parent-style-name="Normal_20__28_Web_29_">
      <style:paragraph-properties fo:margin-top="0in" fo:margin-bottom="0in" loext:contextual-spacing="false"/>
    </style:style>
    <style:style style:name="P10" style:family="paragraph" style:parent-style-name="Normal_20__28_Web_29_">
      <style:paragraph-properties fo:margin-top="0in" fo:margin-bottom="0in" loext:contextual-spacing="false"/>
      <style:text-properties fo:color="#000000"/>
    </style:style>
    <style:style style:name="P11" style:family="paragraph" style:parent-style-name="Normal_20__28_Web_29_">
      <style:paragraph-properties fo:margin-top="0in" fo:margin-bottom="0in" loext:contextual-spacing="false"/>
      <style:text-properties fo:color="#000000" fo:font-size="20pt" style:font-size-asian="20pt" style:font-size-complex="20pt"/>
    </style:style>
    <style:style style:name="P12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3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style:font-size-asian="10pt" style:font-name-complex="Verdana1" style:font-size-complex="10pt"/>
    </style:style>
    <style:style style:name="P14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5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language="es" fo:country="AR" fo:font-style="italic" fo:font-weight="bold" style:font-size-asian="10pt" style:language-asian="es" style:country-asian="ES" style:font-style-asian="italic" style:font-weight-asian="bold" style:font-name-complex="Verdana1" style:font-size-complex="10pt"/>
    </style:style>
    <style:style style:name="P16" style:family="paragraph" style:parent-style-name="Normal_20__28_Web_29_">
      <style:paragraph-properties fo:margin-top="0in" fo:margin-bottom="0in" loext:contextual-spacing="false"/>
      <style:text-properties fo:color="#000000" style:font-name="Verdana" fo:font-weight="bold" style:font-weight-asian="bold" style:font-name-complex="Verdana1"/>
    </style:style>
    <style:style style:name="P17" style:family="paragraph" style:parent-style-name="Normal_20__28_Web_29_">
      <style:paragraph-properties fo:margin-top="0in" fo:margin-bottom="0in" loext:contextual-spacing="false"/>
      <style:text-properties fo:color="#000000" fo:font-size="13.5pt" style:font-size-asian="13.5pt" style:font-size-complex="13.5pt"/>
    </style:style>
    <style:style style:name="P18" style:family="paragraph" style:parent-style-name="Normal_20__28_Web_29_">
      <style:paragraph-properties fo:margin-top="0in" fo:margin-bottom="0in" loext:contextual-spacing="false">
        <style:tab-stops>
          <style:tab-stop style:position="2.2291in"/>
        </style:tab-stops>
      </style:paragraph-properties>
    </style:style>
    <style:style style:name="P19" style:family="paragraph" style:parent-style-name="Normal_20__28_Web_29_">
      <style:paragraph-properties fo:margin-top="0in" fo:margin-bottom="0in" loext:contextual-spacing="false"/>
      <style:text-properties fo:color="#008000"/>
    </style:style>
    <style:style style:name="P20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  <style:text-properties fo:color="#000000"/>
    </style:style>
    <style:style style:name="P21" style:family="paragraph" style:parent-style-name="Normal_20__28_Web_29_">
      <style:paragraph-properties fo:margin-top="0.0835in" fo:margin-bottom="0in" loext:contextual-spacing="false"/>
    </style:style>
    <style:style style:name="P22" style:family="paragraph" style:parent-style-name="Normal_20__28_Web_29_">
      <style:paragraph-properties fo:margin-left="0.25in" fo:margin-right="0in" fo:margin-top="0in" fo:margin-bottom="0in" loext:contextual-spacing="false" fo:text-indent="0in" style:auto-text-indent="false"/>
    </style:style>
    <style:style style:name="P23" style:family="paragraph" style:parent-style-name="Normal_20__28_Web_29_">
      <style:paragraph-properties fo:margin-left="0.25in" fo:margin-right="0in" fo:margin-top="0in" fo:margin-bottom="0in" loext:contextual-spacing="false" fo:text-indent="0in" style:auto-text-indent="false"/>
      <style:text-properties fo:color="#008000"/>
    </style:style>
    <style:style style:name="P24" style:family="paragraph" style:parent-style-name="Footer">
      <style:paragraph-properties fo:margin-left="0in" fo:margin-right="0.25in" fo:text-indent="0in" style:auto-text-indent="false"/>
    </style:style>
    <style:style style:name="P25" style:family="paragraph" style:parent-style-name="Footer">
      <style:paragraph-properties fo:margin-left="0in" fo:margin-right="0.25in" fo:text-indent="0in" style:auto-text-indent="false"/>
      <style:text-properties fo:font-size="9pt" style:font-size-asian="9pt" style:font-size-complex="9pt"/>
    </style:style>
    <style:style style:name="P2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/>
    </style:style>
    <style:style style:name="T3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5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6" style:family="text">
      <style:text-properties fo:color="#000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7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8" style:family="text"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T9" style:family="text">
      <style:text-properties fo:color="#000000" style:font-name="Verdana" fo:font-size="10pt" style:font-size-asian="10pt" style:font-name-complex="Verdana1" style:font-size-complex="10pt"/>
    </style:style>
    <style:style style:name="T10" style:family="text">
      <style:text-properties fo:color="#000000" style:font-name="Verdana" fo:font-size="10pt" fo:language="es" fo:country="AR" fo:font-style="italic" fo:font-weight="bold" style:font-size-asian="10pt" style:language-asian="es" style:country-asian="ES" style:font-style-asian="italic" style:font-weight-asian="bold" style:font-name-complex="Verdana1" style:font-size-complex="10pt"/>
    </style:style>
    <style:style style:name="T11" style:family="text">
      <style:text-properties fo:color="#000000" style:font-name="Verdana" fo:font-weight="bold" style:font-weight-asian="bold" style:font-name-complex="Verdana1"/>
    </style:style>
    <style:style style:name="T12" style:family="text">
      <style:text-properties fo:color="#000000" style:font-name="Verdana" fo:font-weight="bold" style:font-weight-asian="bold" style:font-name-complex="Verdana1" style:font-weight-complex="bold"/>
    </style:style>
    <style:style style:name="T13" style:family="text">
      <style:text-properties fo:color="#000000" style:font-name="Verdana" fo:font-weight="bold" style:font-name-asian="Verdana1" style:font-weight-asian="bold" style:font-name-complex="Verdana1"/>
    </style:style>
    <style:style style:name="T14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 fo:font-size="13.5pt" style:font-size-asian="13.5pt" style:font-size-complex="13.5pt"/>
    </style:style>
    <style:style style:name="T17" style:family="text">
      <style:text-properties fo:color="#000000" fo:font-style="italic" style:font-style-asian="italic" style:font-style-complex="italic"/>
    </style:style>
    <style:style style:name="T18" style:family="text">
      <style:text-properties fo:font-variant="small-caps" fo:color="#000000" fo:font-size="14pt" style:font-size-asian="14pt" style:font-size-complex="14pt"/>
    </style:style>
    <style:style style:name="T19" style:family="text">
      <style:text-properties fo:font-size="9pt" style:font-size-asian="9pt" style:font-size-complex="9pt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917in" fo:min-width="0.0839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/>
      <text:p text:style-name="P2"/>
      <text:p text:style-name="Título3"><text:span text:style-name="T1">CARTA DEL PROYECTO</text:span></text:p>
      <text:p text:style-name="P2"/>
      <text:p text:style-name="P1"/>
      <text:p text:style-name="P1"/>
      <text:list xml:id="list4138644444" text:style-name="WWNum2">
        <text:list-item>
          <text:h text:style-name="P6" text:outline-level="1"><text:span text:style-name="notranslate"><text:span text:style-name="T3">PROYECTO: Project-Covid-19</text:span></text:span></text:h>
        </text:list-item>
      </text:list>
      <text:p text:style-name="P11"/>
      <text:p text:style-name="P9"><text:span text:style-name="notranslate"><text:span text:style-name="T4">Fecha:</text:span></text:span></text:p>
      <text:p text:style-name="P9"><text:span text:style-name="notranslate"><text:span text:style-name="T5"><text:line-break/>Autor: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21"><text:span text:style-name="notranslate"><text:span text:style-name="T6"><text:line-break/> </text:span></text:span><text:span text:style-name="notranslate"><text:span text:style-name="T7">Versión Control Chart: </text:span></text:span></text:p>
      <text:p text:style-name="P21"><text:span text:style-name="notranslate"><text:span text:style-name="T7">aaaaa</text:span></text:span></text:p>
      <text:p text:style-name="P13"/>
      <text:p text:style-name="P9"><text:span text:style-name="T11">I- RESUMEN EJECUTIVO:<text:line-break/></text:span></text:p>
      <text:p text:style-name="P14"/>
      <text:p text:style-name="P14"/>
      <text:p text:style-name="P9"><text:span text:style-name="T11">II- PROPÓSITO DEL PROYECTO / JUSTIFICACIÓN:</text:span></text:p>
      <text:p text:style-name="P9"><text:span text:style-name="T1"> </text:span></text:p>
      <text:p text:style-name="P9"><text:span text:style-name="T1"><text:s text:c="6"/><text:line-break/> <text:s text:c="7"/></text:span></text:p>
      <text:p text:style-name="P9"><text:span text:style-name="T15"><text:s text:c="5"/> </text:span><text:span text:style-name="notranslate"><text:span text:style-name="T8">a- CASO DE NEGOCIO</text:span></text:span></text:p>
      <text:p text:style-name="P22"><text:span text:style-name="notranslate"><text:span text:style-name="T1"><text:line-break/></text:span></text:span></text:p>
      <text:p text:style-name="P22"><text:span text:style-name="T1">  </text:span></text:p>
      <text:list xml:id="list15605300713045" text:continue-numbering="true" text:style-name="WWNum2">
        <text:list-item>
          <text:list>
            <text:list-item>
              <text:h text:style-name="P8" text:outline-level="2"><text:span text:style-name="notranslate"><text:span text:style-name="T9">b- OBJETIVOS DEL NEGOCIO<text:line-break/></text:span></text:span></text:h>
            </text:list-item>
          </text:list>
        </text:list-item>
      </text:list>
      <text:p text:style-name="P4"/>
      <text:p text:style-name="P9"><text:span text:style-name="T1"> </text:span></text:p>
      <text:p text:style-name="P9"><text:span text:style-name="T11">III- DESCRIPCIÓN DEL PROYECTO:</text:span></text:p>
      <text:p text:style-name="P3"/>
      <text:p text:style-name="P9"><text:span text:style-name="notranslate"><text:span text:style-name="T8">Explique brevemente que viene a solucionar este proyecto.<text:line-break/>Como se ejecutara y que se espera lograr de el.<text:line-break/><text:line-break/>En este documento, esa información deberá ser de alto nivel y se podrá ir detallando luego durante la ejecución del proyecto.</text:span></text:span></text:p>
      <text:p text:style-name="P9"><text:span text:style-name="T1"> </text:span></text:p>
      <text:list xml:id="list15604735705767" text:continue-numbering="true" text:style-name="WWNum2">
        <text:list-item>
          <text:list>
            <text:list-item>
              <text:h text:style-name="P8" text:outline-level="2"><text:span text:style-name="notranslate"><text:span text:style-name="T9">a- OBJETIVOS DEL PROYECTO Y CRITERIO DE FIN EXITOSO<text:line-break/></text:span></text:span></text:h>
            </text:list-item>
          </text:list>
        </text:list-item>
      </text:list>
      <text:p text:style-name="P23"/>
      <text:p text:style-name="P22"><text:soft-page-break/><text:span text:style-name="T1"> </text:span></text:p>
      <text:list xml:id="list15605676861551" text:continue-numbering="true" text:style-name="WWNum2">
        <text:list-item>
          <text:list>
            <text:list-item>
              <text:h text:style-name="P8" text:outline-level="2"><text:span text:style-name="notranslate"><text:span text:style-name="T9">b- REQUISITOS<text:line-break/></text:span></text:span></text:h>
            </text:list-item>
          </text:list>
        </text:list-item>
      </text:list>
      <text:p text:style-name="P5"><text:span text:style-name="T8"><text:line-break/></text:span></text:p>
      <text:list xml:id="list15605043395993" text:continue-numbering="true" text:style-name="WWNum2">
        <text:list-item>
          <text:list>
            <text:list-item>
              <text:h text:style-name="P8" text:outline-level="2"><text:span text:style-name="notranslate"><text:span text:style-name="T9">c- RESTRICCIONES<text:line-break/></text:span></text:span></text:h>
            </text:list-item>
            <text:list-item>
              <text:h text:style-name="P8" text:outline-level="2"><text:span text:style-name="T16"><text:line-break/></text:span></text:h>
            </text:list-item>
            <text:list-item>
              <text:h text:style-name="P8" text:outline-level="2"><text:span text:style-name="notranslate"><text:span text:style-name="T9">d- SUPUESTOS</text:span></text:span></text:h>
            </text:list-item>
          </text:list>
        </text:list-item>
      </text:list>
      <text:p text:style-name="P22"><text:span text:style-name="T1"><text:line-break/></text:span><text:span text:style-name="notranslate"><text:span text:style-name="T9">Los siguientes son una lista de supuestos.</text:span></text:span><text:span text:style-name="apple-converted-space"><text:span text:style-name="T9"> </text:span></text:span><text:span text:style-name="notranslate"><text:span text:style-name="T9">Tras el acuerdo y la firma de este documento, todas las partes reconocen que estas suposiciones son verdaderas y correctas:</text:span></text:span></text:p>
      <text:p text:style-name="P22"><text:span text:style-name="notranslate"><text:span text:style-name="T8">e- DESCRIPCIÓN PRELIMINAR DEL ALCANCE</text:span></text:span><text:span text:style-name="notranslate"><text:span text:style-name="T9"><text:line-break/></text:span></text:span></text:p>
      <text:p text:style-name="P22"><text:span text:style-name="notranslate"><text:span text:style-name="T9"><text:line-break/></text:span></text:span></text:p>
      <text:p text:style-name="P9"><text:span text:style-name="T17"><text:line-break/></text:span><text:span text:style-name="T11">IV- RIESGOS:</text:span></text:p>
      <text:p text:style-name="P17"/>
      <text:p text:style-name="P9"><text:span text:style-name="notranslate"><text:span text:style-name="T1"><text:s text:c="5"/></text:span></text:span><text:span text:style-name="notranslate"><text:span text:style-name="T8"><text:line-break/></text:span></text:span></text:p>
      <text:p text:style-name="P9"><text:span text:style-name="T1"> </text:span></text:p>
      <text:p text:style-name="P18"><text:span text:style-name="T13"><text:s/></text:span><text:span text:style-name="T11">V- ENTREGABLES:</text:span></text:p>
      <text:p text:style-name="P10"/>
      <text:p text:style-name="P10"/>
      <text:p text:style-name="P9"><text:span text:style-name="T1"> </text:span></text:p>
      <text:p text:style-name="P9"><text:span text:style-name="T13"><text:s/></text:span><text:span text:style-name="T11">VI- HITOS DEL PROYECTO:<text:line-break/></text:span><text:span text:style-name="notranslate"><text:span text:style-name="T1"><text:line-break/></text:span></text:span><text:span text:style-name="notranslate"><text:span text:style-name="T9">Se muestran seguidamente los hitos del proyecto. Estos podrán ir cambiando en la medida en que se vayan definiendo con mayor claridad y de ser así sera comunicado a los interesados por el gerente del proyecto:</text:span></text:span></text:p>
      <text:p text:style-name="P17"/>
      <text:p text:style-name="P9"><text:span text:style-name="T16">aaaaa</text:span></text:p>
      <text:p text:style-name="P17"/>
      <text:p text:style-name="P9"><text:span text:style-name="T1"> </text:span><text:span text:style-name="T11">VII- PRESUPUESTO ESTIMADO:</text:span></text:p>
      <text:p text:style-name="P9"><text:span text:style-name="T1"> </text:span></text:p>
      <text:p text:style-name="P9"><text:span text:style-name="notranslate"><text:span text:style-name="T9">Se presenta a continuación una lista con los costos estimados del proyecto que se consideran necesarios para <text:s/>la finalización exitosa del mismo.<text:line-break/></text:span></text:span></text:p>
      <text:p text:style-name="P9"><text:span text:style-name="notranslate"><text:span text:style-name="T10">aaaaa</text:span></text:span></text:p>
      <text:p text:style-name="P15"><text:span text:style-name="notranslate"/></text:p>
      <text:p text:style-name="P9"><text:soft-page-break/><text:span text:style-name="T11">COSTO TOTAL:</text:span></text:p>
      <text:p text:style-name="P16"/>
      <text:p text:style-name="P16"/>
      <text:p text:style-name="P9"><text:span text:style-name="T11">VIII- CRITERIO DE APROBACIÓN DEL PROYECTO:</text:span></text:p>
      <text:p text:style-name="P13"><text:span text:style-name="notranslate"/></text:p>
      <text:p text:style-name="P9"><text:span text:style-name="T1"><text:line-break/> </text:span></text:p>
      <text:p text:style-name="P9"><text:span text:style-name="T11">IX- GERENTE DE PROYECTO:<text:line-break/></text:span></text:p>
      <text:p text:style-name="P19"/>
      <text:list xml:id="list15604721381207" text:continue-numbering="true" text:style-name="WWNum2">
        <text:list-item>
          <text:h text:style-name="P7" text:outline-level="1"><text:span text:style-name="T18"> </text:span></text:h>
        </text:list-item>
      </text:list>
      <text:p text:style-name="P9"><text:span text:style-name="T12">VII- AUTORIZACIÓN:<text:line-break/></text:span></text:p>
      <text:p text:style-name="P9"><text:span text:style-name="T9">Los aprobadores dan conformidad del entendimiento de este documento y al firmar indican la aprobación para el avance del proyecto de acuerdo con la información contenida en esta carta:</text:span></text:p>
      <text:p text:style-name="P10"/>
      <text:p text:style-name="P9"><text:span text:style-name="T1">aaaa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1" style:font-family-complex="Mangal, 'Courier New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default-outline-level="3" style:list-style-name="" style:class="text">
      <style:paragraph-properties fo:margin-left="0in" fo:margin-right="0in" fo:margin-top="0.0972in" fo:margin-bottom="0.0835in" loext:contextual-spacing="false" fo:text-align="start" style:justify-single-word="false" fo:orphans="0" fo:widows="0" fo:text-indent="0in" style:auto-text-indent="false" style:writing-mode="lr-tb"/>
      <style:text-properties style:use-window-font-color="true" style:font-name="Liberation Serif" fo:font-family="'Liberation Serif'" style:font-family-generic="roman" style:font-pitch="variable" fo:font-size="14pt" fo:language="es" fo:country="CL" fo:font-weight="bold" style:letter-kerning="fals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Heading_20_7" style:display-name="Heading 7" style:family="paragraph" style:default-outline-level="7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es" fo:country="CL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default-outline-level="8" style:list-style-name="" style:class="text">
      <style:paragraph-properties fo:margin-left="0in" fo:margin-right="0in" fo:margin-top="0.0417in" fo:margin-bottom="0.0417in" loext:contextual-spacing="false" fo:text-align="start" style:justify-single-word="false" fo:orphans="0" fo:widows="0" fo:text-indent="0in" style:auto-text-indent="false" style:writing-mode="lr-tb"/>
      <style:text-properties style:use-window-font-color="true" style:font-name="Liberation Serif" fo:font-family="'Liberation Serif'" style:font-family-generic="roman" style:font-pitch="variable" fo:font-size="11pt" fo:language="es" fo:country="CL" fo:font-style="italic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1" style:font-family-complex="Mangal, 'Courier New'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Encabezado_20_de_20_lista" style:display-name="Encabezado de lista" style:family="paragraph" style:parent-style-name="Título4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Índice" style:default-outline-level="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Contenido_20_del_20_marco" style:display-name="Contenido del marco" style:family="paragraph" style:parent-style-name="Standard" style:default-outline-level=""/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Texto_20_con_20_sangría1" style:display-name="Texto con sangría1" style:family="paragraph" style:parent-style-name="Título4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ítulo4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notranslat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1" style:display-name="Fuente de párrafo predeter.1" style:family="text"/>
    <style:style style:name="Enlace_20_del_20_índice" style:display-name="Enlace del índice" style:family="text"/>
    <style:style style:name="Número_20_de_20_página" style:display-name="Número de página" style:family="text" style:parent-style-name="Fuente_20_de_20_párrafo_20_predeter."/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Fuente_20_de_20_párrafo_20_predeter.4" style:display-name="Fuente de párrafo predeter.4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margin-left="0in" fo:margin-right="0.25in" fo:text-indent="0in" style:auto-text-indent="false"/>
      <style:text-properties fo:font-size="9pt" style:font-size-asian="9pt" style:font-size-complex="9pt"/>
    </style:style>
    <style:style style:name="MP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000000"/>
    </style:style>
    <style:style style:name="MT3" style:family="text">
      <style:text-properties fo:font-size="9pt" style:font-size-asian="9pt" style:font-size-complex="9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solid" draw:fill-color="#ffffff" draw:textarea-vertical-align="top" draw:auto-grow-height="false" fo:min-height="0.1917in" fo:min-width="0.0839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7" draw:style-name="Mgr1" draw:text-style-name="MP2" svg:width="1.0413in" svg:height="0.7295in"><draw:image xlink:href="Pictures/1000000000000298000001D10B8148A5B809B120.jpg" xlink:type="simple" xlink:show="embed" xlink:actuate="onLoad"><text:p/></draw:image></draw:frame><text:span text:style-name="MT1"><text:tab/><text:tab/><text:tab/><text:tab/><text:tab/><text:tab/><text:tab/><text:tab/></text:span><draw:frame text:anchor-type="as-char" draw:z-index="11" draw:style-name="Mgr1" draw:text-style-name="MP2" svg:width="0.8752in" svg:height="0.7295in"><draw:image xlink:href="Pictures/10000201000000F6000000CDD994C7152F9285BD.png" xlink:type="simple" xlink:show="embed" xlink:actuate="onLoad"><text:p/></draw:image></draw:frame></text:p>
      </style:header>
      <style:footer>
        <text:p text:style-name="MP3"><draw:custom-shape text:anchor-type="paragraph" draw:z-index="3" draw:name="Marco1" draw:style-name="Mgr2" draw:text-style-name="MP4" svg:width="0.085in" svg:height="0.1925in" svg:x="7.0028in" svg:y="0.0008in"><text:p text:style-name="Footer"><text:span text:style-name="Número_20_de_20_página"><text:span text:style-name="MT2"><text:page-number text:select-page="current">4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><text:span text:style-name="MT3">@Copyright 2017-2022, TaskControl PMS . All Rights Reserved. Reproduction without permisión is prohibited. <text:s text:c="2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5:56</meta:creation-date>
    <dc:language>es-CL</dc:language>
    <dc:date>2021-10-09T21:08:25</dc:date>
    <meta:editing-cycles>9</meta:editing-cycles>
    <dc:title>Caso de negocio</dc:title>
    <meta:editing-duration>PT13M</meta:editing-duration>
    <meta:generator>LibreOffice/6.0.7.3$Linux_X86_64 LibreOffice_project/00m0$Build-3</meta:generator>
    <meta:document-statistic meta:table-count="0" meta:image-count="0" meta:object-count="0" meta:page-count="4" meta:paragraph-count="50" meta:word-count="247" meta:character-count="1673" meta:non-whitespace-character-count="1362"/>
    <meta:template xlink:type="simple" xlink:actuate="onRequest" xlink:title="Normal.dotm" xlink:href=""/>
  </office:meta>
</office:document-meta>
</file>